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08c950" officeooo:paragraph-rsid="0008c950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normal" officeooo:rsid="0008c950" officeooo:paragraph-rsid="0008c950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Courier New" fo:font-size="10pt" fo:font-weight="normal" officeooo:rsid="0008c950" officeooo:paragraph-rsid="000c494d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Courier New" fo:font-size="10pt" style:text-underline-style="none" fo:font-weight="normal" officeooo:rsid="0008c950" officeooo:paragraph-rsid="0008c950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Courier New" fo:font-size="10pt" style:text-underline-style="none" fo:font-weight="bold" officeooo:rsid="0008c950" officeooo:paragraph-rsid="0008c950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Courier New" fo:font-size="10pt" style:text-underline-style="none" fo:font-weight="normal" officeooo:rsid="0008c950" officeooo:paragraph-rsid="0009c016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Courier New" fo:font-size="10pt" style:text-underline-style="none" fo:font-weight="normal" officeooo:rsid="0009c016" officeooo:paragraph-rsid="0009c016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Courier New" fo:font-size="10pt" style:text-underline-style="none" fo:font-weight="bold" officeooo:rsid="0009c016" officeooo:paragraph-rsid="0009c016" style:font-size-asian="8.75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font-weight="normal" officeooo:rsid="0008c950" officeooo:paragraph-rsid="0009c016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Courier New" fo:font-size="10pt" fo:font-weight="normal" officeooo:rsid="0008c950" officeooo:paragraph-rsid="000d6e8a" style:font-size-asian="8.75pt" style:font-weight-asian="normal" style:font-size-complex="10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style:text-underline-style="solid" style:text-underline-type="double" style:text-underline-width="auto" style:text-underline-color="font-color" officeooo:rsid="000c494d"/>
    </style:style>
    <style:style style:name="T5" style:family="text">
      <style:text-properties style:text-underline-style="solid" style:text-underline-width="bold" style:text-underline-color="font-color" fo:font-weight="bold" style:font-weight-asian="bold" style:font-weight-complex="bold"/>
    </style:style>
    <style:style style:name="T6" style:family="text">
      <style:text-properties officeooo:rsid="0009c016"/>
    </style:style>
    <style:style style:name="T7" style:family="text">
      <style:text-properties officeooo:rsid="0008c950"/>
    </style:style>
    <style:style style:name="T8" style:family="text">
      <style:text-properties officeooo:rsid="000c494d"/>
    </style:style>
    <style:style style:name="T9" style:family="text">
      <style:text-properties style:text-underline-style="dotted" style:text-underline-width="auto" style:text-underline-color="font-color" officeooo:rsid="0009c016"/>
    </style:style>
    <style:style style:name="T10" style:family="text">
      <style:text-properties style:text-underline-style="solid" style:text-underline-width="auto" style:text-underline-color="font-color" fo:font-weight="bold" officeooo:rsid="000c494d" style:font-weight-asian="bold" style:font-weight-complex="bold"/>
    </style:style>
    <style:style style:name="T11" style:family="text">
      <style:text-properties style:text-line-through-style="none" style:text-line-through-type="none" style:text-underline-style="dotted" style:text-underline-width="auto" style:text-underline-color="font-color" officeooo:rsid="0009c016"/>
    </style:style>
    <style:style style:name="T12" style:family="text">
      <style:text-properties style:text-underline-style="none" officeooo:rsid="0009c0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 Examen</text:p>
      <text:p text:style-name="P1">Daniel Pino Gómez</text:p>
      <text:p text:style-name="P1">01/12/2025</text:p>
      <text:p text:style-name="P1"/>
      <text:p text:style-name="P1">1. Transformación de atributos</text:p>
      <text:p text:style-name="P1"/>
      <text:p text:style-name="P2">Viviendas(<text:span text:style-name="T1">#id</text:span><text:span text:style-name="T2">, direccion, superficie, </text:span><text:span text:style-name="T3">n_catastral</text:span>)</text:p>
      <text:p text:style-name="P2">Departamentos(<text:span text:style-name="T1">#id</text:span><text:span text:style-name="T2">, nombre</text:span>)</text:p>
      <text:p text:style-name="P3">Empleados(<text:span text:style-name="T1">#id</text:span><text:span text:style-name="T2">, </text:span><text:span text:style-name="T3">dni</text:span><text:span text:style-name="T2">, nombre, departamento, </text:span><text:span text:style-name="T4">nss</text:span>)</text:p>
      <text:p text:style-name="P2">Citas(<text:span text:style-name="T1">#id</text:span><text:span text:style-name="T2">, descripcion, hora, fecha)</text:span></text:p>
      <text:p text:style-name="P4">Habitantes(<text:span text:style-name="T1">#id</text:span>, nombre, <text:span text:style-name="T3">dni</text:span>, fecha_nac, nacionalidad)</text:p>
      <text:p text:style-name="P4">Parados(<text:span text:style-name="T1">#habitante_id</text:span>, fecha, personas_cargo, subsidio)</text:p>
      <text:p text:style-name="P4"><text:tab/>habitante_id → Habitantes(not null, B:C, M:C)</text:p>
      <text:p text:style-name="P4">Empleados(<text:span text:style-name="T1">#habitante_id</text:span>, fecha_inicio, empresa, <text:span text:style-name="T3">nss</text:span>, salario, indefinido)</text:p>
      <text:p text:style-name="P4"><text:tab/>habitante_id → Habitantes(not null, B:C, M:C)</text:p>
      <text:p text:style-name="P4">Estudiantes(<text:span text:style-name="T1">#habitante_id</text:span>, centro, <text:span text:style-name="T3">matricula</text:span>, nivel)</text:p>
      <text:p text:style-name="P4"><text:tab/>habitante_id → Habitantes(not null, B:C, M:C)</text:p>
      <text:p text:style-name="P4">Actividades(<text:span text:style-name="T1">#id</text:span>, descripcion, tipo, nombre)</text:p>
      <text:p text:style-name="P4">Becas(<text:span text:style-name="T1">#id</text:span>, importe, requisitos)</text:p>
      <text:p text:style-name="P4">Cursos(<text:span text:style-name="T1">#id</text:span>, horas, jornadas, titulo)</text:p>
      <text:p text:style-name="P4"/>
      <text:p text:style-name="P5">2. Transformación de las relaciones M:N</text:p>
      <text:p text:style-name="P5"/>
      <text:p text:style-name="P2">Viviendas(<text:span text:style-name="T5">#id</text:span><text:span text:style-name="T2">, direccion, superficie, </text:span><text:span text:style-name="T3">n_catastral</text:span>)</text:p>
      <text:p text:style-name="P2">Departamentos(<text:span text:style-name="T1">#id</text:span><text:span text:style-name="T2">, nombre</text:span>)</text:p>
      <text:p text:style-name="P3">Empleados(<text:span text:style-name="T1">#id</text:span><text:span text:style-name="T2">, </text:span><text:span text:style-name="T3">dni</text:span><text:span text:style-name="T2">, nombre, departamento, </text:span><text:span text:style-name="T4">nss</text:span>)</text:p>
      <text:p text:style-name="P2">Citas(<text:span text:style-name="T1">#id</text:span><text:span text:style-name="T2">, descripcion, hora, fecha)</text:span></text:p>
      <text:p text:style-name="P4">Habitantes(<text:span text:style-name="T1">#id</text:span>, nombre, <text:span text:style-name="T3">dni</text:span>, fecha_nac, nacionalidad)</text:p>
      <text:p text:style-name="P4">Parados(<text:span text:style-name="T1">#habitante_id</text:span>, fecha, personas_cargo, subsidio)</text:p>
      <text:p text:style-name="P4"><text:tab/>habitante_id → Habitantes(not null, B:C, M:C)</text:p>
      <text:p text:style-name="P4">Empleados(<text:span text:style-name="T1">#habitante_id</text:span>, fecha_inicio, empresa, <text:span text:style-name="T3">nss</text:span>, salario, indefinido)</text:p>
      <text:p text:style-name="P4"><text:tab/>habitante_id → Habitantes(not null, B:C, M:C)</text:p>
      <text:p text:style-name="P4">Estudiantes(<text:span text:style-name="T1">#habitante_id</text:span>, centro, <text:span text:style-name="T3">matricula</text:span>, nivel)</text:p>
      <text:p text:style-name="P4"><text:tab/>habitante_id → Habitantes(not null, B:C, M:C)</text:p>
      <text:p text:style-name="P4">Actividades(<text:span text:style-name="T1">#id</text:span>, descripcion, tipo, nombre)</text:p>
      <text:p text:style-name="P4">Becas(<text:span text:style-name="T1">#id</text:span>, importe, requisitos)</text:p>
      <text:p text:style-name="P4">Cursos(<text:span text:style-name="T1">#id</text:span>, horas, jornadas, titulo)</text:p>
      <text:p text:style-name="P4"/>
      <text:p text:style-name="P4">estudiante_pide_beca(<text:span text:style-name="T1">#habitante_id</text:span>, <text:span text:style-name="T1">#beca_id</text:span>)</text:p>
      <text:p text:style-name="P4"><text:tab/>habitante_id → Estudiantes(not null, B:R, M:R)</text:p>
      <text:p text:style-name="P4"><text:tab/>beca_id → Becas(not null, B:R, M:R)</text:p>
      <text:p text:style-name="P4"/>
      <text:p text:style-name="P4">empleado_inscribe_actividad(<text:span text:style-name="T1">#habitante_id</text:span>, <text:span text:style-name="T1">#actividad_id</text:span>, <text:span text:style-name="T6">fecha_fin, fecha_inicio</text:span>)</text:p>
      <text:p text:style-name="P4"><text:tab/><text:span text:style-name="T6">habitante_id → Empleados(not null, B:R, M:R)</text:span></text:p>
      <text:p text:style-name="P6"><text:tab/><text:span text:style-name="T6">actividad_id → Actividad(not null, B:R, M:R)</text:span></text:p>
      <text:p text:style-name="P6"/>
      <text:p text:style-name="P7">parado_se_matricula_curso(<text:span text:style-name="T1">#habitante_id</text:span>, <text:span text:style-name="T1">#curso_id</text:span>, fecha_fin, fecha_inicio)</text:p>
      <text:p text:style-name="P7"><text:tab/>habitante_id → Parados(not null, B:R, M:R)</text:p>
      <text:p text:style-name="P7"><text:tab/>curso_id → Cursos(not null, B:R, M:R)</text:p>
      <text:p text:style-name="P7"/>
      <text:p text:style-name="P8">3. <text:span text:style-name="T7">Transformación de las relaciones </text:span>1<text:span text:style-name="T7">:N</text:span></text:p>
      <text:p text:style-name="P8"/>
      <text:p text:style-name="P9">Viviendas(<text:span text:style-name="T1">#id</text:span><text:span text:style-name="T2">, direccion, superficie, </text:span><text:span text:style-name="T3">n_catastral</text:span>)</text:p>
      <text:p text:style-name="P3">Empleados(<text:span text:style-name="T1">#id</text:span>, <text:span text:style-name="T3">dni</text:span>, nombre, departamento, <text:span text:style-name="T4">nss</text:span><text:span text:style-name="T8">)</text:span></text:p>
      <text:p text:style-name="P9">Departamentos(<text:span text:style-name="T1">#id</text:span><text:span text:style-name="T2">, nombre</text:span>)</text:p>
      <text:p text:style-name="P6">Parados(<text:span text:style-name="T1">#habitante_id</text:span>, fecha, personas_cargo, subsidio)</text:p>
      <text:p text:style-name="P6"><text:tab/>habitante_id → Habitantes(not null, B:C, M:C)</text:p>
      <text:p text:style-name="P6">Empleados(<text:span text:style-name="T1">#habitante_id</text:span>, fecha_inicio, empresa, <text:span text:style-name="T3">nss</text:span>, salario, indefinido)</text:p>
      <text:p text:style-name="P6"><text:tab/>habitante_id → Habitantes(not null, B:C, M:C)</text:p>
      <text:p text:style-name="P6"/>
      <text:p text:style-name="P6">Estudiantes(<text:span text:style-name="T1">#habitante_id</text:span>, centro, <text:span text:style-name="T3">matricula</text:span>, nivel)</text:p>
      <text:p text:style-name="P6"><text:tab/>habitante_id → Habitantes(not null, B:C, M:C)</text:p>
      <text:p text:style-name="P6">Actividades(<text:span text:style-name="T1">#id</text:span>, descripcion, tipo, nombre)</text:p>
      <text:p text:style-name="P6"><text:soft-page-break/>Becas(<text:span text:style-name="T1">#id</text:span>, importe, requisitos)</text:p>
      <text:p text:style-name="P6">Cursos(<text:span text:style-name="T1">#id</text:span>, horas, jornadas, titulo)</text:p>
      <text:p text:style-name="P6"/>
      <text:p text:style-name="P6">estudiante_pide_beca(<text:span text:style-name="T1">#habitante_id</text:span>, <text:span text:style-name="T1">#beca_id</text:span>)</text:p>
      <text:p text:style-name="P6"><text:tab/>habitante_id → Estudiantes(not null, B:R, M:R)</text:p>
      <text:p text:style-name="P6"><text:tab/>beca_id → Becas(not null, B:R, M:R)</text:p>
      <text:p text:style-name="P6"/>
      <text:p text:style-name="P6">empleado_inscribe_actividad(<text:span text:style-name="T1">#habitante_id</text:span>, <text:span text:style-name="T1">#actividad_id</text:span>, <text:span text:style-name="T6">fecha_fin, fecha_inicio</text:span>)</text:p>
      <text:p text:style-name="P6"><text:tab/><text:span text:style-name="T6">habitante_id → Empleados(not null, B:R, M:R)</text:span></text:p>
      <text:p text:style-name="P6"><text:tab/><text:span text:style-name="T6">actividad_id → Actividad(not null, B:R, M:R)</text:span></text:p>
      <text:p text:style-name="P6"/>
      <text:p text:style-name="P7">parado_se_matricula_curso(<text:span text:style-name="T1">#habitante_id</text:span>, <text:span text:style-name="T1">#curso_id</text:span>, fecha_fin, fecha_inicio)</text:p>
      <text:p text:style-name="P7"><text:tab/>habitante_id → Parados(not null, B:R, M:R)</text:p>
      <text:p text:style-name="P7"><text:tab/>curso_id → Cursos(not null, B:R, M:R)</text:p>
      <text:p text:style-name="P6"/>
      <text:p text:style-name="P6">Habitantes(<text:span text:style-name="T1">#id</text:span>, nombre, <text:span text:style-name="T3">dni</text:span>, fecha_nac, nacionalidad, <text:span text:style-name="T9">vivienda_id</text:span><text:span text:style-name="T6">, f_empradona</text:span>)</text:p>
      <text:p text:style-name="P6"><text:tab/><text:span text:style-name="T6">vivienda_id → Viviendas(not null, B:R, M:R)</text:span></text:p>
      <text:p text:style-name="P6"/>
      <text:p text:style-name="P3"><text:span text:style-name="T8">EmpleadoPertenceDepartamento</text:span>(<text:span text:style-name="T1">#</text:span><text:span text:style-name="T10">empleado_</text:span><text:span text:style-name="T1">id</text:span>, <text:span text:style-name="T11">departamento_id</text:span>)</text:p>
      <text:p text:style-name="P9"><text:tab/><text:span text:style-name="T6">departamento_id → Departamentos(not null, B:R, M:R)</text:span></text:p>
      <text:p text:style-name="P9"><text:tab/><text:span text:style-name="T8">empleado_id → Empleados(not null, B:R, M:R)</text:span></text:p>
      <text:p text:style-name="P9"/>
      <text:p text:style-name="P9">Citas(<text:span text:style-name="T1">#id</text:span><text:span text:style-name="T2">, descripcion, hora, fecha, </text:span><text:span text:style-name="T9">empleados_id</text:span><text:span text:style-name="T12">, descripcion, fecha_inicio, fecha_fin, resolucion, </text:span><text:span text:style-name="T9">habitantes_id</text:span><text:span text:style-name="T2">)</text:span></text:p>
      <text:p text:style-name="P6"><text:tab/><text:span text:style-name="T6">empleados_id → Empleados(not null, B:R, M:R)</text:span></text:p>
      <text:p text:style-name="P6"><text:tab/><text:span text:style-name="T6">habitantes_id → Habitantes(not null, B:R, M:R)</text:span></text:p>
      <text:p text:style-name="P6"/>
      <text:p text:style-name="P8">4. Modelo relacional definitivo</text:p>
      <text:p text:style-name="P8"/>
      <text:p text:style-name="P9">Viviendas(<text:span text:style-name="T1">#id</text:span><text:span text:style-name="T2">, direccion, superficie, </text:span><text:span text:style-name="T3">n_catastral</text:span>)</text:p>
      <text:p text:style-name="P9">Departamentos(<text:span text:style-name="T1">#id</text:span><text:span text:style-name="T2">, nombre</text:span>)</text:p>
      <text:p text:style-name="P6">Parados(<text:span text:style-name="T1">#habitante_id</text:span>, fecha, personas_cargo, subsidio)</text:p>
      <text:p text:style-name="P6"><text:tab/>habitante_id → Habitantes(not null, B:C, M:C)</text:p>
      <text:p text:style-name="P6">Empleados(<text:span text:style-name="T1">#habitante_id</text:span>, fecha_inicio, empresa, <text:span text:style-name="T3">nss</text:span>, salario, indefinido)</text:p>
      <text:p text:style-name="P6"><text:tab/>habitante_id → Habitantes(not null, B:C, M:C)</text:p>
      <text:p text:style-name="P6"/>
      <text:p text:style-name="P6">Estudiantes(<text:span text:style-name="T1">#habitante_id</text:span>, centro, <text:span text:style-name="T3">matricula</text:span>, nivel)</text:p>
      <text:p text:style-name="P6"><text:tab/>habitante_id → Habitantes(not null, B:C, M:C)</text:p>
      <text:p text:style-name="P6">Actividades(<text:span text:style-name="T1">#id</text:span>, descripcion, tipo, nombre)</text:p>
      <text:p text:style-name="P6">Becas(<text:span text:style-name="T1">#id</text:span>, importe, requisitos)</text:p>
      <text:p text:style-name="P6">Cursos(<text:span text:style-name="T1">#id</text:span>, horas, jornadas, titulo)</text:p>
      <text:p text:style-name="P6"/>
      <text:p text:style-name="P6">estudiante_pide_beca(<text:span text:style-name="T1">#habitante_id</text:span>, <text:span text:style-name="T1">#beca_id</text:span>)</text:p>
      <text:p text:style-name="P6"><text:tab/>habitante_id → Estudiantes(not null, B:R, M:R)</text:p>
      <text:p text:style-name="P6"><text:tab/>beca_id → Becas(not null, B:R, M:R)</text:p>
      <text:p text:style-name="P6"/>
      <text:p text:style-name="P6">empleado_inscribe_actividad(<text:span text:style-name="T1">#habitante_id</text:span>, <text:span text:style-name="T1">#actividad_id</text:span>, <text:span text:style-name="T6">fecha_fin, fecha_inicio</text:span>)</text:p>
      <text:p text:style-name="P6"><text:tab/><text:span text:style-name="T6">habitante_id → Empleados(not null, B:R, M:R)</text:span></text:p>
      <text:p text:style-name="P6"><text:tab/><text:span text:style-name="T6">actividad_id → Actividad(not null, B:R, M:R)</text:span></text:p>
      <text:p text:style-name="P6"/>
      <text:p text:style-name="P7">parado_se_matricula_curso(<text:span text:style-name="T1">#habitante_id</text:span>, <text:span text:style-name="T1">#curso_id</text:span>, fecha_fin, fecha_inicio)</text:p>
      <text:p text:style-name="P7"><text:tab/>habitante_id → Parados(not null, B:R, M:R)</text:p>
      <text:p text:style-name="P7"><text:tab/>curso_id → Cursos(not null, B:R, M:R)</text:p>
      <text:p text:style-name="P6"/>
      <text:p text:style-name="P6">Habitantes(<text:span text:style-name="T1">#id</text:span>, nombre, <text:span text:style-name="T3">dni</text:span>, fecha_nac, nacionalidad, <text:span text:style-name="T9">vivienda_id</text:span><text:span text:style-name="T6">, f_empradona</text:span>)</text:p>
      <text:p text:style-name="P6"><text:tab/><text:span text:style-name="T6">vivienda_id → Viviendas(not null, B:R, M:R)</text:span></text:p>
      <text:p text:style-name="P6"/>
      <text:p text:style-name="P10"><text:span text:style-name="T8">EmpleadoPertenceDepartamento</text:span>(<text:span text:style-name="T1">#</text:span><text:span text:style-name="T10">empleado_</text:span><text:span text:style-name="T1">id</text:span>, <text:span text:style-name="T11">departamento_id</text:span>)</text:p>
      <text:p text:style-name="P10"><text:tab/><text:span text:style-name="T6">departamento_id → Departamentos(not null, B:R, M:R)</text:span></text:p>
      <text:p text:style-name="P10"><text:tab/><text:span text:style-name="T8">empleado_id → Empleados(not null, B:R, M:R)</text:span></text:p>
      <text:p text:style-name="P9"/>
      <text:p text:style-name="P9"><text:soft-page-break/>Citas(<text:span text:style-name="T1">#id</text:span><text:span text:style-name="T2">, descripcion, hora, fecha, </text:span><text:span text:style-name="T9">empleados_id</text:span><text:span text:style-name="T12">, descripcion, fecha_inicio, fecha_fin, resolucion, </text:span><text:span text:style-name="T9">habitantes_id</text:span><text:span text:style-name="T2">)</text:span></text:p>
      <text:p text:style-name="P6"><text:tab/><text:span text:style-name="T6">empleados_id → Empleados(not null, B:R, M:R)</text:span></text:p>
      <text:p text:style-name="P6"><text:tab/><text:span text:style-name="T6">habitantes_id → Habitantes(not null, B:R, M:R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09:43:37.003747000</meta:creation-date>
    <dc:date>2025-12-01T10:55:43.967311400</dc:date>
    <meta:editing-duration>PT44M41S</meta:editing-duration>
    <meta:editing-cycles>4</meta:editing-cycles>
    <meta:generator>LibreOffice/25.8.3.2$Windows_X86_64 LibreOffice_project/8ca8d55c161d602844f5428fa4b58097424e324e</meta:generator>
    <meta:document-statistic meta:table-count="0" meta:image-count="0" meta:object-count="0" meta:page-count="3" meta:paragraph-count="101" meta:word-count="492" meta:character-count="4857" meta:non-whitespace-character-count="4426"/>
  </office:meta>
</office:document-meta>
</file>